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officeooo:paragraph-rsid="001d94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hipment in objects"&gt;</text:placeholder></text:p>
      <text:p text:style-name="P4">Picking List</text:p>
      <text:p text:style-name="P6"><text:span text:style-name="T1">Code: </text:span><text:span text:style-name="T1"><text:placeholder text:placeholder-type="text">&lt;shipment.code&gt;</text:placeholder></text:span></text:p>
      <text:p text:style-name="Standard"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/text:p>
      <text:p text:style-name="Standard"><text:span text:style-name="T1">Customer:</text:span><text:span text:style-name="T2"> </text:span><text:span text:style-name="T2"><text:placeholder text:placeholder-type="text">&lt;shipment.customer.rec_name&gt;</text:placeholder></text:span></text:p>
      <text:p text:style-name="Standard"><text:span text:style-name="T1">Planned Date:</text:span><text:span text:style-name="T2"> </text:span><text:span text:style-name="T2"><text:placeholder text:placeholder-type="text">&lt;shipment.planned_date and formatLang(shipment.planned_date, user.language) or ''&gt;</text:placeholder></text:span></text:p>
      <text:p text:style-name="Standard"><text:span text:style-name="T1">Warehouse:</text:span><text:span text:style-name="T2"> </text:span><text:span text:style-name="T2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3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initial-creator>Bertrand Chenal</meta:initial-creator>
    <meta:creation-date>2009-03-26T13:54:48</meta:creation-date>
    <dc:date>2013-09-22T18:04:03</dc:date>
    <meta:editing-cycles>43</meta:editing-cycles>
    <meta:editing-duration>PT7H27M49S</meta:editing-duration>
    <meta:document-statistic meta:table-count="1" meta:image-count="0" meta:object-count="0" meta:page-count="2" meta:paragraph-count="19" meta:word-count="54" meta:character-count="620" meta:non-whitespace-character-count="585"/>
    <meta:user-defined meta:name="Info 1"/>
    <meta:user-defined meta:name="Info 2"/>
    <meta:user-defined meta:name="Info 3"/>
    <meta:user-defined meta:name="Info 4"/>
  </office:meta>
</office:document-meta>
</file>